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f2ee" officeooo:paragraph-rsid="0010f2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tribución de ejercicios para la P2: Yo 1,3,4,7,8</text:p>
      <text:p text:style-name="P1"><text:tab/><text:tab/><text:tab/><text:tab/><text:tab/>Tu: 2,5,6,9</text:p>
      <text:p text:style-name="P1"/>
      <text:p text:style-name="P1">He intentado que sea equilibra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2:24:11.319000000</meta:creation-date>
    <dc:date>2015-03-26T12:25:17.463000000</dc:date>
    <meta:editing-duration>P0D</meta:editing-duration>
    <meta:editing-cycles>1</meta:editing-cycles>
    <meta:document-statistic meta:table-count="0" meta:image-count="0" meta:object-count="0" meta:page-count="1" meta:paragraph-count="3" meta:word-count="15" meta:character-count="99" meta:non-whitespace-character-count="82"/>
    <meta:generator>LibreOffice/4.2.8.2$Windows_x86 LibreOffice_project/48d50dbfc06349262c9d50868e5c1f630a573ebd</meta:generator>
  </office:meta>
</office:document-meta>
</file>